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table:style-name="Default"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 table:number-rows-repeated="104851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office:forms form:automatic-focus="false" form:apply-design-mode="false"/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 style:data-style-name="N2" text:time-value="06:00:44.5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3-20T07:32:39.245000000</dc:date>
    <meta:editing-duration>P2DT19H29M41S</meta:editing-duration>
    <meta:editing-cycles>1126</meta:editing-cycles>
    <meta:document-statistic meta:table-count="2" meta:cell-count="1555" meta:object-count="0"/>
  </office:meta>
</office:document-meta>
</file>